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23709720806711" calcext:value-type="float">
            <text:p>-0.1237097208</text:p>
          </table:table-cell>
          <table:table-cell office:value-type="float" office:value="-0.343270401428625" calcext:value-type="float">
            <text:p>-0.3432704014</text:p>
          </table:table-cell>
          <table:table-cell/>
          <table:table-cell table:formula="of:=[.A4]*1000" office:value-type="float" office:value="-123.709720806711" calcext:value-type="float">
            <text:p>-123.7097208067</text:p>
          </table:table-cell>
          <table:table-cell table:formula="of:=[.B4]*1000" office:value-type="float" office:value="-343.270401428625" calcext:value-type="float">
            <text:p>-343.2704014286</text:p>
          </table:table-cell>
          <table:table-cell/>
          <table:table-cell table:formula="of:=[.D4]-[.$D$44]" office:value-type="float" office:value="-0.240078336444142" calcext:value-type="float">
            <text:p>-0.2400783364</text:p>
          </table:table-cell>
          <table:table-cell table:formula="of:=[.E4]-[.$E$44]" office:value-type="float" office:value="-0.234960730385581" calcext:value-type="float">
            <text:p>-0.2349607304</text:p>
          </table:table-cell>
        </table:table-row>
        <table:table-row table:style-name="ro1">
          <table:table-cell office:value-type="float" office:value="-0.123528127709577" calcext:value-type="float">
            <text:p>-0.1235281277</text:p>
          </table:table-cell>
          <table:table-cell office:value-type="float" office:value="-0.34305307958393" calcext:value-type="float">
            <text:p>-0.3430530796</text:p>
          </table:table-cell>
          <table:table-cell/>
          <table:table-cell table:formula="of:=[.A5]*1000" office:value-type="float" office:value="-123.528127709577" calcext:value-type="float">
            <text:p>-123.5281277096</text:p>
          </table:table-cell>
          <table:table-cell table:formula="of:=[.B5]*1000" office:value-type="float" office:value="-343.05307958393" calcext:value-type="float">
            <text:p>-343.0530795839</text:p>
          </table:table-cell>
          <table:table-cell/>
          <table:table-cell table:formula="of:=[.D5]-[.$D$44]" office:value-type="float" office:value="-0.0584852393097179" calcext:value-type="float">
            <text:p>-0.0584852393</text:p>
          </table:table-cell>
          <table:table-cell table:formula="of:=[.E5]-[.$E$44]" office:value-type="float" office:value="-0.0176388856901895" calcext:value-type="float">
            <text:p>-0.0176388857</text:p>
          </table:table-cell>
        </table:table-row>
        <table:table-row table:style-name="ro1">
          <table:table-cell office:value-type="float" office:value="-0.123487264329948" calcext:value-type="float">
            <text:p>-0.1234872643</text:p>
          </table:table-cell>
          <table:table-cell office:value-type="float" office:value="-0.342724202231208" calcext:value-type="float">
            <text:p>-0.3427242022</text:p>
          </table:table-cell>
          <table:table-cell/>
          <table:table-cell table:formula="of:=[.A6]*1000" office:value-type="float" office:value="-123.487264329948" calcext:value-type="float">
            <text:p>-123.4872643299</text:p>
          </table:table-cell>
          <table:table-cell table:formula="of:=[.B6]*1000" office:value-type="float" office:value="-342.724202231208" calcext:value-type="float">
            <text:p>-342.7242022312</text:p>
          </table:table-cell>
          <table:table-cell/>
          <table:table-cell table:formula="of:=[.D6]-[.$D$44]" office:value-type="float" office:value="-0.0176218596806024" calcext:value-type="float">
            <text:p>-0.0176218597</text:p>
          </table:table-cell>
          <table:table-cell table:formula="of:=[.E6]-[.$E$44]" office:value-type="float" office:value="0.311238467031671" calcext:value-type="float">
            <text:p>0.311238467</text:p>
          </table:table-cell>
        </table:table-row>
        <table:table-row table:style-name="ro1">
          <table:table-cell office:value-type="float" office:value="-0.123725612209625" calcext:value-type="float">
            <text:p>-0.1237256122</text:p>
          </table:table-cell>
          <table:table-cell office:value-type="float" office:value="-0.342854152666653" calcext:value-type="float">
            <text:p>-0.3428541527</text:p>
          </table:table-cell>
          <table:table-cell/>
          <table:table-cell table:formula="of:=[.A7]*1000" office:value-type="float" office:value="-123.725612209625" calcext:value-type="float">
            <text:p>-123.7256122096</text:p>
          </table:table-cell>
          <table:table-cell table:formula="of:=[.B7]*1000" office:value-type="float" office:value="-342.854152666653" calcext:value-type="float">
            <text:p>-342.8541526667</text:p>
          </table:table-cell>
          <table:table-cell/>
          <table:table-cell table:formula="of:=[.D7]-[.$D$44]" office:value-type="float" office:value="-0.255969739357553" calcext:value-type="float">
            <text:p>-0.2559697394</text:p>
          </table:table-cell>
          <table:table-cell table:formula="of:=[.E7]-[.$E$44]" office:value-type="float" office:value="0.181288031586121" calcext:value-type="float">
            <text:p>0.1812880316</text:p>
          </table:table-cell>
        </table:table-row>
        <table:table-row table:style-name="ro1">
          <table:table-cell office:value-type="float" office:value="-0.123533053590692" calcext:value-type="float">
            <text:p>-0.1235330536</text:p>
          </table:table-cell>
          <table:table-cell office:value-type="float" office:value="-0.342991323759504" calcext:value-type="float">
            <text:p>-0.3429913238</text:p>
          </table:table-cell>
          <table:table-cell/>
          <table:table-cell table:formula="of:=[.A8]*1000" office:value-type="float" office:value="-123.533053590692" calcext:value-type="float">
            <text:p>-123.5330535907</text:p>
          </table:table-cell>
          <table:table-cell table:formula="of:=[.B8]*1000" office:value-type="float" office:value="-342.991323759504" calcext:value-type="float">
            <text:p>-342.9913237595</text:p>
          </table:table-cell>
          <table:table-cell/>
          <table:table-cell table:formula="of:=[.D8]-[.$D$44]" office:value-type="float" office:value="-0.0634111204244334" calcext:value-type="float">
            <text:p>-0.0634111204</text:p>
          </table:table-cell>
          <table:table-cell table:formula="of:=[.E8]-[.$E$44]" office:value-type="float" office:value="0.0441169387358968" calcext:value-type="float">
            <text:p>0.0441169387</text:p>
          </table:table-cell>
        </table:table-row>
        <table:table-row table:style-name="ro1">
          <table:table-cell office:value-type="float" office:value="-0.123333161381065" calcext:value-type="float">
            <text:p>-0.1233331614</text:p>
          </table:table-cell>
          <table:table-cell office:value-type="float" office:value="-0.343170745252353" calcext:value-type="float">
            <text:p>-0.3431707453</text:p>
          </table:table-cell>
          <table:table-cell/>
          <table:table-cell table:formula="of:=[.A9]*1000" office:value-type="float" office:value="-123.333161381065" calcext:value-type="float">
            <text:p>-123.3331613811</text:p>
          </table:table-cell>
          <table:table-cell table:formula="of:=[.B9]*1000" office:value-type="float" office:value="-343.170745252354" calcext:value-type="float">
            <text:p>-343.1707452524</text:p>
          </table:table-cell>
          <table:table-cell/>
          <table:table-cell table:formula="of:=[.D9]-[.$D$44]" office:value-type="float" office:value="0.136481089202263" calcext:value-type="float">
            <text:p>0.1364810892</text:p>
          </table:table-cell>
          <table:table-cell table:formula="of:=[.E9]-[.$E$44]" office:value-type="float" office:value="-0.135304554114043" calcext:value-type="float">
            <text:p>-0.1353045541</text:p>
          </table:table-cell>
        </table:table-row>
        <table:table-row table:style-name="ro1">
          <table:table-cell office:value-type="float" office:value="-0.123110220536738" calcext:value-type="float">
            <text:p>-0.1231102205</text:p>
          </table:table-cell>
          <table:table-cell office:value-type="float" office:value="-0.343314197906338" calcext:value-type="float">
            <text:p>-0.3433141979</text:p>
          </table:table-cell>
          <table:table-cell/>
          <table:table-cell table:formula="of:=[.A10]*1000" office:value-type="float" office:value="-123.110220536738" calcext:value-type="float">
            <text:p>-123.1102205367</text:p>
          </table:table-cell>
          <table:table-cell table:formula="of:=[.B10]*1000" office:value-type="float" office:value="-343.314197906338" calcext:value-type="float">
            <text:p>-343.3141979063</text:p>
          </table:table-cell>
          <table:table-cell/>
          <table:table-cell table:formula="of:=[.D10]-[.$D$44]" office:value-type="float" office:value="0.359421933528964" calcext:value-type="float">
            <text:p>0.3594219335</text:p>
          </table:table-cell>
          <table:table-cell table:formula="of:=[.E10]-[.$E$44]" office:value-type="float" office:value="-0.278757208098625" calcext:value-type="float">
            <text:p>-0.2787572081</text:p>
          </table:table-cell>
        </table:table-row>
        <table:table-row table:style-name="ro1">
          <table:table-cell office:value-type="float" office:value="-0.122987490128845" calcext:value-type="float">
            <text:p>-0.1229874901</text:p>
          </table:table-cell>
          <table:table-cell office:value-type="float" office:value="-0.343480663505183" calcext:value-type="float">
            <text:p>-0.3434806635</text:p>
          </table:table-cell>
          <table:table-cell/>
          <table:table-cell table:formula="of:=[.A11]*1000" office:value-type="float" office:value="-122.987490128845" calcext:value-type="float">
            <text:p>-122.9874901288</text:p>
          </table:table-cell>
          <table:table-cell table:formula="of:=[.B11]*1000" office:value-type="float" office:value="-343.480663505183" calcext:value-type="float">
            <text:p>-343.4806635052</text:p>
          </table:table-cell>
          <table:table-cell/>
          <table:table-cell table:formula="of:=[.D11]-[.$D$44]" office:value-type="float" office:value="0.482152341422321" calcext:value-type="float">
            <text:p>0.4821523414</text:p>
          </table:table-cell>
          <table:table-cell table:formula="of:=[.E11]-[.$E$44]" office:value-type="float" office:value="-0.445222806943548" calcext:value-type="float">
            <text:p>-0.4452228069</text:p>
          </table:table-cell>
        </table:table-row>
        <table:table-row table:style-name="ro1">
          <table:table-cell office:value-type="float" office:value="-0.122840840467325" calcext:value-type="float">
            <text:p>-0.1228408405</text:p>
          </table:table-cell>
          <table:table-cell office:value-type="float" office:value="-0.343313239518032" calcext:value-type="float">
            <text:p>-0.3433132395</text:p>
          </table:table-cell>
          <table:table-cell/>
          <table:table-cell table:formula="of:=[.A12]*1000" office:value-type="float" office:value="-122.840840467325" calcext:value-type="float">
            <text:p>-122.8408404673</text:p>
          </table:table-cell>
          <table:table-cell table:formula="of:=[.B12]*1000" office:value-type="float" office:value="-343.313239518032" calcext:value-type="float">
            <text:p>-343.313239518</text:p>
          </table:table-cell>
          <table:table-cell/>
          <table:table-cell table:formula="of:=[.D12]-[.$D$44]" office:value-type="float" office:value="0.628802002941882" calcext:value-type="float">
            <text:p>0.6288020029</text:p>
          </table:table-cell>
          <table:table-cell table:formula="of:=[.E12]-[.$E$44]" office:value-type="float" office:value="-0.27779881979302" calcext:value-type="float">
            <text:p>-0.2777988198</text:p>
          </table:table-cell>
        </table:table-row>
        <table:table-row table:style-name="ro1">
          <table:table-cell office:value-type="float" office:value="-0.123077283322065" calcext:value-type="float">
            <text:p>-0.1230772833</text:p>
          </table:table-cell>
          <table:table-cell office:value-type="float" office:value="-0.34316361094472" calcext:value-type="float">
            <text:p>-0.3431636109</text:p>
          </table:table-cell>
          <table:table-cell/>
          <table:table-cell table:formula="of:=[.A13]*1000" office:value-type="float" office:value="-123.077283322065" calcext:value-type="float">
            <text:p>-123.0772833221</text:p>
          </table:table-cell>
          <table:table-cell table:formula="of:=[.B13]*1000" office:value-type="float" office:value="-343.16361094472" calcext:value-type="float">
            <text:p>-343.1636109447</text:p>
          </table:table-cell>
          <table:table-cell/>
          <table:table-cell table:formula="of:=[.D13]-[.$D$44]" office:value-type="float" office:value="0.392359148202317" calcext:value-type="float">
            <text:p>0.3923591482</text:p>
          </table:table-cell>
          <table:table-cell table:formula="of:=[.E13]-[.$E$44]" office:value-type="float" office:value="-0.128170246480238" calcext:value-type="float">
            <text:p>-0.1281702465</text:p>
          </table:table-cell>
        </table:table-row>
        <table:table-row table:style-name="ro1">
          <table:table-cell office:value-type="float" office:value="-0.12343437716196" calcext:value-type="float">
            <text:p>-0.1234343772</text:p>
          </table:table-cell>
          <table:table-cell office:value-type="float" office:value="-0.342140024026472" calcext:value-type="float">
            <text:p>-0.342140024</text:p>
          </table:table-cell>
          <table:table-cell/>
          <table:table-cell table:formula="of:=[.A14]*1000" office:value-type="float" office:value="-123.43437716196" calcext:value-type="float">
            <text:p>-123.434377162</text:p>
          </table:table-cell>
          <table:table-cell table:formula="of:=[.B14]*1000" office:value-type="float" office:value="-342.140024026472" calcext:value-type="float">
            <text:p>-342.1400240265</text:p>
          </table:table-cell>
          <table:table-cell/>
          <table:table-cell table:formula="of:=[.D14]-[.$D$44]" office:value-type="float" office:value="0.0352653083071033" calcext:value-type="float">
            <text:p>0.0352653083</text:p>
          </table:table-cell>
          <table:table-cell table:formula="of:=[.E14]-[.$E$44]" office:value-type="float" office:value="0.895416671767407" calcext:value-type="float">
            <text:p>0.8954166718</text:p>
          </table:table-cell>
        </table:table-row>
        <table:table-row table:style-name="ro1">
          <table:table-cell office:value-type="float" office:value="-0.123167136538013" calcext:value-type="float">
            <text:p>-0.1231671365</text:p>
          </table:table-cell>
          <table:table-cell office:value-type="float" office:value="-0.342369419155271" calcext:value-type="float">
            <text:p>-0.3423694192</text:p>
          </table:table-cell>
          <table:table-cell/>
          <table:table-cell table:formula="of:=[.A15]*1000" office:value-type="float" office:value="-123.167136538013" calcext:value-type="float">
            <text:p>-123.167136538</text:p>
          </table:table-cell>
          <table:table-cell table:formula="of:=[.B15]*1000" office:value-type="float" office:value="-342.369419155271" calcext:value-type="float">
            <text:p>-342.3694191553</text:p>
          </table:table-cell>
          <table:table-cell/>
          <table:table-cell table:formula="of:=[.D15]-[.$D$44]" office:value-type="float" office:value="0.302505932254448" calcext:value-type="float">
            <text:p>0.3025059323</text:p>
          </table:table-cell>
          <table:table-cell table:formula="of:=[.E15]-[.$E$44]" office:value-type="float" office:value="0.666021542968167" calcext:value-type="float">
            <text:p>0.666021543</text:p>
          </table:table-cell>
        </table:table-row>
        <table:table-row table:style-name="ro1">
          <table:table-cell office:value-type="float" office:value="-0.123244759881182" calcext:value-type="float">
            <text:p>-0.1232447599</text:p>
          </table:table-cell>
          <table:table-cell office:value-type="float" office:value="-0.342578439092579" calcext:value-type="float">
            <text:p>-0.3425784391</text:p>
          </table:table-cell>
          <table:table-cell/>
          <table:table-cell table:formula="of:=[.A16]*1000" office:value-type="float" office:value="-123.244759881182" calcext:value-type="float">
            <text:p>-123.2447598812</text:p>
          </table:table-cell>
          <table:table-cell table:formula="of:=[.B16]*1000" office:value-type="float" office:value="-342.578439092579" calcext:value-type="float">
            <text:p>-342.5784390926</text:p>
          </table:table-cell>
          <table:table-cell/>
          <table:table-cell table:formula="of:=[.D16]-[.$D$44]" office:value-type="float" office:value="0.224882589084942" calcext:value-type="float">
            <text:p>0.2248825891</text:p>
          </table:table-cell>
          <table:table-cell table:formula="of:=[.E16]-[.$E$44]" office:value-type="float" office:value="0.457001605660821" calcext:value-type="float">
            <text:p>0.4570016057</text:p>
          </table:table-cell>
        </table:table-row>
        <table:table-row table:style-name="ro1">
          <table:table-cell office:value-type="float" office:value="-0.123084534738755" calcext:value-type="float">
            <text:p>-0.1230845347</text:p>
          </table:table-cell>
          <table:table-cell office:value-type="float" office:value="-0.342816056564106" calcext:value-type="float">
            <text:p>-0.3428160566</text:p>
          </table:table-cell>
          <table:table-cell/>
          <table:table-cell table:formula="of:=[.A17]*1000" office:value-type="float" office:value="-123.084534738755" calcext:value-type="float">
            <text:p>-123.0845347388</text:p>
          </table:table-cell>
          <table:table-cell table:formula="of:=[.B17]*1000" office:value-type="float" office:value="-342.816056564106" calcext:value-type="float">
            <text:p>-342.8160565641</text:p>
          </table:table-cell>
          <table:table-cell/>
          <table:table-cell table:formula="of:=[.D17]-[.$D$44]" office:value-type="float" office:value="0.38510773151252" calcext:value-type="float">
            <text:p>0.3851077315</text:p>
          </table:table-cell>
          <table:table-cell table:formula="of:=[.E17]-[.$E$44]" office:value-type="float" office:value="0.219384134133804" calcext:value-type="float">
            <text:p>0.2193841341</text:p>
          </table:table-cell>
        </table:table-row>
        <table:table-row table:style-name="ro1">
          <table:table-cell office:value-type="float" office:value="-0.123154351892554" calcext:value-type="float">
            <text:p>-0.1231543519</text:p>
          </table:table-cell>
          <table:table-cell office:value-type="float" office:value="-0.343030149621437" calcext:value-type="float">
            <text:p>-0.3430301496</text:p>
          </table:table-cell>
          <table:table-cell/>
          <table:table-cell table:formula="of:=[.A18]*1000" office:value-type="float" office:value="-123.154351892554" calcext:value-type="float">
            <text:p>-123.1543518926</text:p>
          </table:table-cell>
          <table:table-cell table:formula="of:=[.B18]*1000" office:value-type="float" office:value="-343.030149621437" calcext:value-type="float">
            <text:p>-343.0301496214</text:p>
          </table:table-cell>
          <table:table-cell/>
          <table:table-cell table:formula="of:=[.D18]-[.$D$44]" office:value-type="float" office:value="0.315290577712801" calcext:value-type="float">
            <text:p>0.3152905777</text:p>
          </table:table-cell>
          <table:table-cell table:formula="of:=[.E18]-[.$E$44]" office:value-type="float" office:value="0.00529107680279139" calcext:value-type="float">
            <text:p>0.0052910768</text:p>
          </table:table-cell>
        </table:table-row>
        <table:table-row table:style-name="ro1">
          <table:table-cell office:value-type="float" office:value="-0.12330143069841" calcext:value-type="float">
            <text:p>-0.1233014307</text:p>
          </table:table-cell>
          <table:table-cell office:value-type="float" office:value="-0.343150236672939" calcext:value-type="float">
            <text:p>-0.3431502367</text:p>
          </table:table-cell>
          <table:table-cell/>
          <table:table-cell table:formula="of:=[.A19]*1000" office:value-type="float" office:value="-123.30143069841" calcext:value-type="float">
            <text:p>-123.3014306984</text:p>
          </table:table-cell>
          <table:table-cell table:formula="of:=[.B19]*1000" office:value-type="float" office:value="-343.150236672939" calcext:value-type="float">
            <text:p>-343.1502366729</text:p>
          </table:table-cell>
          <table:table-cell/>
          <table:table-cell table:formula="of:=[.D19]-[.$D$44]" office:value-type="float" office:value="0.168211771857486" calcext:value-type="float">
            <text:p>0.1682117719</text:p>
          </table:table-cell>
          <table:table-cell table:formula="of:=[.E19]-[.$E$44]" office:value-type="float" office:value="-0.114795974699177" calcext:value-type="float">
            <text:p>-0.1147959747</text:p>
          </table:table-cell>
        </table:table-row>
        <table:table-row table:style-name="ro1">
          <table:table-cell office:value-type="float" office:value="-0.123411652404542" calcext:value-type="float">
            <text:p>-0.1234116524</text:p>
          </table:table-cell>
          <table:table-cell office:value-type="float" office:value="-0.34342663821825" calcext:value-type="float">
            <text:p>-0.3434266382</text:p>
          </table:table-cell>
          <table:table-cell/>
          <table:table-cell table:formula="of:=[.A20]*1000" office:value-type="float" office:value="-123.411652404542" calcext:value-type="float">
            <text:p>-123.4116524045</text:p>
          </table:table-cell>
          <table:table-cell table:formula="of:=[.B20]*1000" office:value-type="float" office:value="-343.42663821825" calcext:value-type="float">
            <text:p>-343.4266382183</text:p>
          </table:table-cell>
          <table:table-cell/>
          <table:table-cell table:formula="of:=[.D20]-[.$D$44]" office:value-type="float" office:value="0.0579900657254484" calcext:value-type="float">
            <text:p>0.0579900657</text:p>
          </table:table-cell>
          <table:table-cell table:formula="of:=[.E20]-[.$E$44]" office:value-type="float" office:value="-0.391197520010223" calcext:value-type="float">
            <text:p>-0.39119752</text:p>
          </table:table-cell>
        </table:table-row>
        <table:table-row table:style-name="ro1">
          <table:table-cell office:value-type="float" office:value="-0.123535820433084" calcext:value-type="float">
            <text:p>-0.1235358204</text:p>
          </table:table-cell>
          <table:table-cell office:value-type="float" office:value="-0.343252532071461" calcext:value-type="float">
            <text:p>-0.3432525321</text:p>
          </table:table-cell>
          <table:table-cell/>
          <table:table-cell table:formula="of:=[.A21]*1000" office:value-type="float" office:value="-123.535820433084" calcext:value-type="float">
            <text:p>-123.5358204331</text:p>
          </table:table-cell>
          <table:table-cell table:formula="of:=[.B21]*1000" office:value-type="float" office:value="-343.252532071461" calcext:value-type="float">
            <text:p>-343.2525320715</text:p>
          </table:table-cell>
          <table:table-cell/>
          <table:table-cell table:formula="of:=[.D21]-[.$D$44]" office:value-type="float" office:value="-0.0661779628167665" calcext:value-type="float">
            <text:p>-0.0661779628</text:p>
          </table:table-cell>
          <table:table-cell table:formula="of:=[.E21]-[.$E$44]" office:value-type="float" office:value="-0.217091373221251" calcext:value-type="float">
            <text:p>-0.2170913732</text:p>
          </table:table-cell>
        </table:table-row>
        <table:table-row table:style-name="ro1">
          <table:table-cell office:value-type="float" office:value="-0.124201134524477" calcext:value-type="float">
            <text:p>-0.1242011345</text:p>
          </table:table-cell>
          <table:table-cell office:value-type="float" office:value="-0.343325436161628" calcext:value-type="float">
            <text:p>-0.3433254362</text:p>
          </table:table-cell>
          <table:table-cell/>
          <table:table-cell table:formula="of:=[.A22]*1000" office:value-type="float" office:value="-124.201134524477" calcext:value-type="float">
            <text:p>-124.2011345245</text:p>
          </table:table-cell>
          <table:table-cell table:formula="of:=[.B22]*1000" office:value-type="float" office:value="-343.325436161628" calcext:value-type="float">
            <text:p>-343.3254361616</text:p>
          </table:table-cell>
          <table:table-cell/>
          <table:table-cell table:formula="of:=[.D22]-[.$D$44]" office:value-type="float" office:value="-0.731492054209454" calcext:value-type="float">
            <text:p>-0.7314920542</text:p>
          </table:table-cell>
          <table:table-cell table:formula="of:=[.E22]-[.$E$44]" office:value-type="float" office:value="-0.289995463388664" calcext:value-type="float">
            <text:p>-0.2899954634</text:p>
          </table:table-cell>
        </table:table-row>
        <table:table-row table:style-name="ro1">
          <table:table-cell office:value-type="float" office:value="-0.124321199984842" calcext:value-type="float">
            <text:p>-0.1243212</text:p>
          </table:table-cell>
          <table:table-cell office:value-type="float" office:value="-0.343656939500667" calcext:value-type="float">
            <text:p>-0.3436569395</text:p>
          </table:table-cell>
          <table:table-cell/>
          <table:table-cell table:formula="of:=[.A23]*1000" office:value-type="float" office:value="-124.321199984842" calcext:value-type="float">
            <text:p>-124.3211999848</text:p>
          </table:table-cell>
          <table:table-cell table:formula="of:=[.B23]*1000" office:value-type="float" office:value="-343.656939500667" calcext:value-type="float">
            <text:p>-343.6569395007</text:p>
          </table:table-cell>
          <table:table-cell/>
          <table:table-cell table:formula="of:=[.D23]-[.$D$44]" office:value-type="float" office:value="-0.851557514574608" calcext:value-type="float">
            <text:p>-0.8515575146</text:p>
          </table:table-cell>
          <table:table-cell table:formula="of:=[.E23]-[.$E$44]" office:value-type="float" office:value="-0.621498802427254" calcext:value-type="float">
            <text:p>-0.6214988024</text:p>
          </table:table-cell>
        </table:table-row>
        <table:table-row table:style-name="ro1">
          <table:table-cell office:value-type="float" office:value="-0.123928068163354" calcext:value-type="float">
            <text:p>-0.1239280682</text:p>
          </table:table-cell>
          <table:table-cell office:value-type="float" office:value="-0.342526515523582" calcext:value-type="float">
            <text:p>-0.3425265155</text:p>
          </table:table-cell>
          <table:table-cell/>
          <table:table-cell table:formula="of:=[.A24]*1000" office:value-type="float" office:value="-123.928068163354" calcext:value-type="float">
            <text:p>-123.9280681634</text:p>
          </table:table-cell>
          <table:table-cell table:formula="of:=[.B24]*1000" office:value-type="float" office:value="-342.526515523582" calcext:value-type="float">
            <text:p>-342.5265155236</text:p>
          </table:table-cell>
          <table:table-cell/>
          <table:table-cell table:formula="of:=[.D24]-[.$D$44]" office:value-type="float" office:value="-0.458425693086667" calcext:value-type="float">
            <text:p>-0.4584256931</text:p>
          </table:table-cell>
          <table:table-cell table:formula="of:=[.E24]-[.$E$44]" office:value-type="float" office:value="0.508925174657009" calcext:value-type="float">
            <text:p>0.5089251747</text:p>
          </table:table-cell>
        </table:table-row>
        <table:table-row table:style-name="ro1">
          <table:table-cell office:value-type="float" office:value="-0.124080604333268" calcext:value-type="float">
            <text:p>-0.1240806043</text:p>
          </table:table-cell>
          <table:table-cell office:value-type="float" office:value="-0.342646116427264" calcext:value-type="float">
            <text:p>-0.3426461164</text:p>
          </table:table-cell>
          <table:table-cell/>
          <table:table-cell table:formula="of:=[.A25]*1000" office:value-type="float" office:value="-124.080604333268" calcext:value-type="float">
            <text:p>-124.0806043333</text:p>
          </table:table-cell>
          <table:table-cell table:formula="of:=[.B25]*1000" office:value-type="float" office:value="-342.646116427264" calcext:value-type="float">
            <text:p>-342.6461164273</text:p>
          </table:table-cell>
          <table:table-cell/>
          <table:table-cell table:formula="of:=[.D25]-[.$D$44]" office:value-type="float" office:value="-0.610961863000469" calcext:value-type="float">
            <text:p>-0.610961863</text:p>
          </table:table-cell>
          <table:table-cell table:formula="of:=[.E25]-[.$E$44]" office:value-type="float" office:value="0.389324270975806" calcext:value-type="float">
            <text:p>0.389324271</text:p>
          </table:table-cell>
        </table:table-row>
        <table:table-row table:style-name="ro1">
          <table:table-cell office:value-type="float" office:value="-0.123646071347299" calcext:value-type="float">
            <text:p>-0.1236460713</text:p>
          </table:table-cell>
          <table:table-cell office:value-type="float" office:value="-0.342679374180512" calcext:value-type="float">
            <text:p>-0.3426793742</text:p>
          </table:table-cell>
          <table:table-cell/>
          <table:table-cell table:formula="of:=[.A26]*1000" office:value-type="float" office:value="-123.646071347299" calcext:value-type="float">
            <text:p>-123.6460713473</text:p>
          </table:table-cell>
          <table:table-cell table:formula="of:=[.B26]*1000" office:value-type="float" office:value="-342.679374180512" calcext:value-type="float">
            <text:p>-342.6793741805</text:p>
          </table:table-cell>
          <table:table-cell/>
          <table:table-cell table:formula="of:=[.D26]-[.$D$44]" office:value-type="float" office:value="-0.176428877032308" calcext:value-type="float">
            <text:p>-0.176428877</text:p>
          </table:table-cell>
          <table:table-cell table:formula="of:=[.E26]-[.$E$44]" office:value-type="float" office:value="0.356066517727925" calcext:value-type="float">
            <text:p>0.3560665177</text:p>
          </table:table-cell>
        </table:table-row>
        <table:table-row table:style-name="ro1">
          <table:table-cell office:value-type="float" office:value="-0.123421592889211" calcext:value-type="float">
            <text:p>-0.1234215929</text:p>
          </table:table-cell>
          <table:table-cell office:value-type="float" office:value="-0.342638288121403" calcext:value-type="float">
            <text:p>-0.3426382881</text:p>
          </table:table-cell>
          <table:table-cell/>
          <table:table-cell table:formula="of:=[.A27]*1000" office:value-type="float" office:value="-123.421592889211" calcext:value-type="float">
            <text:p>-123.4215928892</text:p>
          </table:table-cell>
          <table:table-cell table:formula="of:=[.B27]*1000" office:value-type="float" office:value="-342.638288121403" calcext:value-type="float">
            <text:p>-342.6382881214</text:p>
          </table:table-cell>
          <table:table-cell/>
          <table:table-cell table:formula="of:=[.D27]-[.$D$44]" office:value-type="float" office:value="0.0480495810560768" calcext:value-type="float">
            <text:p>0.0480495811</text:p>
          </table:table-cell>
          <table:table-cell table:formula="of:=[.E27]-[.$E$44]" office:value-type="float" office:value="0.39715257683622" calcext:value-type="float">
            <text:p>0.3971525768</text:p>
          </table:table-cell>
        </table:table-row>
        <table:table-row table:style-name="ro1">
          <table:table-cell office:value-type="float" office:value="-0.123018653584085" calcext:value-type="float">
            <text:p>-0.1230186536</text:p>
          </table:table-cell>
          <table:table-cell office:value-type="float" office:value="-0.342853275547414" calcext:value-type="float">
            <text:p>-0.3428532755</text:p>
          </table:table-cell>
          <table:table-cell/>
          <table:table-cell table:formula="of:=[.A28]*1000" office:value-type="float" office:value="-123.018653584085" calcext:value-type="float">
            <text:p>-123.0186535841</text:p>
          </table:table-cell>
          <table:table-cell table:formula="of:=[.B28]*1000" office:value-type="float" office:value="-342.853275547414" calcext:value-type="float">
            <text:p>-342.8532755474</text:p>
          </table:table-cell>
          <table:table-cell/>
          <table:table-cell table:formula="of:=[.D28]-[.$D$44]" office:value-type="float" office:value="0.450988886181762" calcext:value-type="float">
            <text:p>0.4509888862</text:p>
          </table:table-cell>
          <table:table-cell table:formula="of:=[.E28]-[.$E$44]" office:value-type="float" office:value="0.182165150825313" calcext:value-type="float">
            <text:p>0.1821651508</text:p>
          </table:table-cell>
        </table:table-row>
        <table:table-row table:style-name="ro1">
          <table:table-cell office:value-type="float" office:value="-0.123296776226062" calcext:value-type="float">
            <text:p>-0.1232967762</text:p>
          </table:table-cell>
          <table:table-cell office:value-type="float" office:value="-0.343223905395803" calcext:value-type="float">
            <text:p>-0.3432239054</text:p>
          </table:table-cell>
          <table:table-cell/>
          <table:table-cell table:formula="of:=[.A29]*1000" office:value-type="float" office:value="-123.296776226062" calcext:value-type="float">
            <text:p>-123.2967762261</text:p>
          </table:table-cell>
          <table:table-cell table:formula="of:=[.B29]*1000" office:value-type="float" office:value="-343.223905395803" calcext:value-type="float">
            <text:p>-343.2239053958</text:p>
          </table:table-cell>
          <table:table-cell/>
          <table:table-cell table:formula="of:=[.D29]-[.$D$44]" office:value-type="float" office:value="0.172866244205011" calcext:value-type="float">
            <text:p>0.1728662442</text:p>
          </table:table-cell>
          <table:table-cell table:formula="of:=[.E29]-[.$E$44]" office:value-type="float" office:value="-0.18846469756312" calcext:value-type="float">
            <text:p>-0.1884646976</text:p>
          </table:table-cell>
        </table:table-row>
        <table:table-row table:style-name="ro1">
          <table:table-cell office:value-type="float" office:value="-0.12324509872835" calcext:value-type="float">
            <text:p>-0.1232450987</text:p>
          </table:table-cell>
          <table:table-cell office:value-type="float" office:value="-0.343502281382804" calcext:value-type="float">
            <text:p>-0.3435022814</text:p>
          </table:table-cell>
          <table:table-cell/>
          <table:table-cell table:formula="of:=[.A30]*1000" office:value-type="float" office:value="-123.24509872835" calcext:value-type="float">
            <text:p>-123.2450987284</text:p>
          </table:table-cell>
          <table:table-cell table:formula="of:=[.B30]*1000" office:value-type="float" office:value="-343.502281382804" calcext:value-type="float">
            <text:p>-343.5022813828</text:p>
          </table:table-cell>
          <table:table-cell/>
          <table:table-cell table:formula="of:=[.D30]-[.$D$44]" office:value-type="float" office:value="0.224543741917088" calcext:value-type="float">
            <text:p>0.2245437419</text:p>
          </table:table-cell>
          <table:table-cell table:formula="of:=[.E30]-[.$E$44]" office:value-type="float" office:value="-0.466840684564431" calcext:value-type="float">
            <text:p>-0.4668406846</text:p>
          </table:table-cell>
        </table:table-row>
        <table:table-row table:style-name="ro1">
          <table:table-cell office:value-type="float" office:value="-0.12389827275005" calcext:value-type="float">
            <text:p>-0.1238982728</text:p>
          </table:table-cell>
          <table:table-cell office:value-type="float" office:value="-0.343264750877413" calcext:value-type="float">
            <text:p>-0.3432647509</text:p>
          </table:table-cell>
          <table:table-cell/>
          <table:table-cell table:formula="of:=[.A31]*1000" office:value-type="float" office:value="-123.89827275005" calcext:value-type="float">
            <text:p>-123.8982727501</text:p>
          </table:table-cell>
          <table:table-cell table:formula="of:=[.B31]*1000" office:value-type="float" office:value="-343.264750877413" calcext:value-type="float">
            <text:p>-343.2647508774</text:p>
          </table:table-cell>
          <table:table-cell/>
          <table:table-cell table:formula="of:=[.D31]-[.$D$44]" office:value-type="float" office:value="-0.428630279782439" calcext:value-type="float">
            <text:p>-0.4286302798</text:p>
          </table:table-cell>
          <table:table-cell table:formula="of:=[.E31]-[.$E$44]" office:value-type="float" office:value="-0.229310179173979" calcext:value-type="float">
            <text:p>-0.2293101792</text:p>
          </table:table-cell>
        </table:table-row>
        <table:table-row table:style-name="ro1">
          <table:table-cell office:value-type="float" office:value="-0.123952530541902" calcext:value-type="float">
            <text:p>-0.1239525305</text:p>
          </table:table-cell>
          <table:table-cell office:value-type="float" office:value="-0.343691075786123" calcext:value-type="float">
            <text:p>-0.3436910758</text:p>
          </table:table-cell>
          <table:table-cell/>
          <table:table-cell table:formula="of:=[.A32]*1000" office:value-type="float" office:value="-123.952530541902" calcext:value-type="float">
            <text:p>-123.9525305419</text:p>
          </table:table-cell>
          <table:table-cell table:formula="of:=[.B32]*1000" office:value-type="float" office:value="-343.691075786123" calcext:value-type="float">
            <text:p>-343.6910757861</text:p>
          </table:table-cell>
          <table:table-cell/>
          <table:table-cell table:formula="of:=[.D32]-[.$D$44]" office:value-type="float" office:value="-0.482888071635074" calcext:value-type="float">
            <text:p>-0.4828880716</text:p>
          </table:table-cell>
          <table:table-cell table:formula="of:=[.E32]-[.$E$44]" office:value-type="float" office:value="-0.655635087883184" calcext:value-type="float">
            <text:p>-0.6556350879</text:p>
          </table:table-cell>
        </table:table-row>
        <table:table-row table:style-name="ro1">
          <table:table-cell office:value-type="float" office:value="-0.122472738230148" calcext:value-type="float">
            <text:p>-0.1224727382</text:p>
          </table:table-cell>
          <table:table-cell office:value-type="float" office:value="-0.342720029769471" calcext:value-type="float">
            <text:p>-0.3427200298</text:p>
          </table:table-cell>
          <table:table-cell/>
          <table:table-cell table:formula="of:=[.A33]*1000" office:value-type="float" office:value="-122.472738230148" calcext:value-type="float">
            <text:p>-122.4727382301</text:p>
          </table:table-cell>
          <table:table-cell table:formula="of:=[.B33]*1000" office:value-type="float" office:value="-342.720029769471" calcext:value-type="float">
            <text:p>-342.7200297695</text:p>
          </table:table-cell>
          <table:table-cell/>
          <table:table-cell table:formula="of:=[.D33]-[.$D$44]" office:value-type="float" office:value="0.99690424011925" calcext:value-type="float">
            <text:p>0.9969042401</text:p>
          </table:table-cell>
          <table:table-cell table:formula="of:=[.E33]-[.$E$44]" office:value-type="float" office:value="0.315410928768586" calcext:value-type="float">
            <text:p>0.3154109288</text:p>
          </table:table-cell>
        </table:table-row>
        <table:table-row table:style-name="ro1">
          <table:table-cell office:value-type="float" office:value="-0.123098415887251" calcext:value-type="float">
            <text:p>-0.1230984159</text:p>
          </table:table-cell>
          <table:table-cell office:value-type="float" office:value="-0.342764677726121" calcext:value-type="float">
            <text:p>-0.3427646777</text:p>
          </table:table-cell>
          <table:table-cell/>
          <table:table-cell table:formula="of:=[.A34]*1000" office:value-type="float" office:value="-123.098415887251" calcext:value-type="float">
            <text:p>-123.0984158873</text:p>
          </table:table-cell>
          <table:table-cell table:formula="of:=[.B34]*1000" office:value-type="float" office:value="-342.764677726121" calcext:value-type="float">
            <text:p>-342.7646777261</text:p>
          </table:table-cell>
          <table:table-cell/>
          <table:table-cell table:formula="of:=[.D34]-[.$D$44]" office:value-type="float" office:value="0.371226583016522" calcext:value-type="float">
            <text:p>0.371226583</text:p>
          </table:table-cell>
          <table:table-cell table:formula="of:=[.E34]-[.$E$44]" office:value-type="float" office:value="0.270762972118348" calcext:value-type="float">
            <text:p>0.2707629721</text:p>
          </table:table-cell>
        </table:table-row>
        <table:table-row table:style-name="ro1">
          <table:table-cell office:value-type="float" office:value="-0.123005479442024" calcext:value-type="float">
            <text:p>-0.1230054794</text:p>
          </table:table-cell>
          <table:table-cell office:value-type="float" office:value="-0.3431023951955" calcext:value-type="float">
            <text:p>-0.3431023952</text:p>
          </table:table-cell>
          <table:table-cell/>
          <table:table-cell table:formula="of:=[.A35]*1000" office:value-type="float" office:value="-123.005479442024" calcext:value-type="float">
            <text:p>-123.005479442</text:p>
          </table:table-cell>
          <table:table-cell table:formula="of:=[.B35]*1000" office:value-type="float" office:value="-343.1023951955" calcext:value-type="float">
            <text:p>-343.1023951955</text:p>
          </table:table-cell>
          <table:table-cell/>
          <table:table-cell table:formula="of:=[.D35]-[.$D$44]" office:value-type="float" office:value="0.464163028243163" calcext:value-type="float">
            <text:p>0.4641630282</text:p>
          </table:table-cell>
          <table:table-cell table:formula="of:=[.E35]-[.$E$44]" office:value-type="float" office:value="-0.0669544972604399" calcext:value-type="float">
            <text:p>-0.0669544973</text:p>
          </table:table-cell>
        </table:table-row>
        <table:table-row table:style-name="ro1">
          <table:table-cell office:value-type="float" office:value="-0.123344778928968" calcext:value-type="float">
            <text:p>-0.1233447789</text:p>
          </table:table-cell>
          <table:table-cell office:value-type="float" office:value="-0.343146655013717" calcext:value-type="float">
            <text:p>-0.343146655</text:p>
          </table:table-cell>
          <table:table-cell/>
          <table:table-cell table:formula="of:=[.A36]*1000" office:value-type="float" office:value="-123.344778928968" calcext:value-type="float">
            <text:p>-123.344778929</text:p>
          </table:table-cell>
          <table:table-cell table:formula="of:=[.B36]*1000" office:value-type="float" office:value="-343.146655013717" calcext:value-type="float">
            <text:p>-343.1466550137</text:p>
          </table:table-cell>
          <table:table-cell/>
          <table:table-cell table:formula="of:=[.D36]-[.$D$44]" office:value-type="float" office:value="0.12486354129868" calcext:value-type="float">
            <text:p>0.1248635413</text:p>
          </table:table-cell>
          <table:table-cell table:formula="of:=[.E36]-[.$E$44]" office:value-type="float" office:value="-0.111214315477639" calcext:value-type="float">
            <text:p>-0.1112143155</text:p>
          </table:table-cell>
        </table:table-row>
        <table:table-row table:style-name="ro1">
          <table:table-cell office:value-type="float" office:value="-0.123275831886864" calcext:value-type="float">
            <text:p>-0.1232758319</text:p>
          </table:table-cell>
          <table:table-cell office:value-type="float" office:value="-0.343146706032868" calcext:value-type="float">
            <text:p>-0.343146706</text:p>
          </table:table-cell>
          <table:table-cell/>
          <table:table-cell table:formula="of:=[.A37]*1000" office:value-type="float" office:value="-123.275831886864" calcext:value-type="float">
            <text:p>-123.2758318869</text:p>
          </table:table-cell>
          <table:table-cell table:formula="of:=[.B37]*1000" office:value-type="float" office:value="-343.146706032868" calcext:value-type="float">
            <text:p>-343.1467060329</text:p>
          </table:table-cell>
          <table:table-cell/>
          <table:table-cell table:formula="of:=[.D37]-[.$D$44]" office:value-type="float" office:value="0.193810583402964" calcext:value-type="float">
            <text:p>0.1938105834</text:p>
          </table:table-cell>
          <table:table-cell table:formula="of:=[.E37]-[.$E$44]" office:value-type="float" office:value="-0.111265334628968" calcext:value-type="float">
            <text:p>-0.1112653346</text:p>
          </table:table-cell>
        </table:table-row>
        <table:table-row table:style-name="ro1">
          <table:table-cell office:value-type="float" office:value="-0.123548015436492" calcext:value-type="float">
            <text:p>-0.1235480154</text:p>
          </table:table-cell>
          <table:table-cell office:value-type="float" office:value="-0.342776217288244" calcext:value-type="float">
            <text:p>-0.3427762173</text:p>
          </table:table-cell>
          <table:table-cell/>
          <table:table-cell table:formula="of:=[.A38]*1000" office:value-type="float" office:value="-123.548015436492" calcext:value-type="float">
            <text:p>-123.5480154365</text:p>
          </table:table-cell>
          <table:table-cell table:formula="of:=[.B38]*1000" office:value-type="float" office:value="-342.776217288244" calcext:value-type="float">
            <text:p>-342.7762172882</text:p>
          </table:table-cell>
          <table:table-cell/>
          <table:table-cell table:formula="of:=[.D38]-[.$D$44]" office:value-type="float" office:value="-0.0783729662253592" calcext:value-type="float">
            <text:p>-0.0783729662</text:p>
          </table:table-cell>
          <table:table-cell table:formula="of:=[.E38]-[.$E$44]" office:value-type="float" office:value="0.259223409995684" calcext:value-type="float">
            <text:p>0.25922341</text:p>
          </table:table-cell>
        </table:table-row>
        <table:table-row table:style-name="ro1">
          <table:table-cell office:value-type="float" office:value="-0.123895405064044" calcext:value-type="float">
            <text:p>-0.1238954051</text:p>
          </table:table-cell>
          <table:table-cell office:value-type="float" office:value="-0.342838499064321" calcext:value-type="float">
            <text:p>-0.3428384991</text:p>
          </table:table-cell>
          <table:table-cell/>
          <table:table-cell table:formula="of:=[.A39]*1000" office:value-type="float" office:value="-123.895405064044" calcext:value-type="float">
            <text:p>-123.895405064</text:p>
          </table:table-cell>
          <table:table-cell table:formula="of:=[.B39]*1000" office:value-type="float" office:value="-342.838499064321" calcext:value-type="float">
            <text:p>-342.8384990643</text:p>
          </table:table-cell>
          <table:table-cell/>
          <table:table-cell table:formula="of:=[.D39]-[.$D$44]" office:value-type="float" office:value="-0.425762593776469" calcext:value-type="float">
            <text:p>-0.4257625938</text:p>
          </table:table-cell>
          <table:table-cell table:formula="of:=[.E39]-[.$E$44]" office:value-type="float" office:value="0.196941633918982" calcext:value-type="float">
            <text:p>0.1969416339</text:p>
          </table:table-cell>
        </table:table-row>
        <table:table-row table:style-name="ro1">
          <table:table-cell office:value-type="float" office:value="-0.124249268523905" calcext:value-type="float">
            <text:p>-0.1242492685</text:p>
          </table:table-cell>
          <table:table-cell office:value-type="float" office:value="-0.343204873213339" calcext:value-type="float">
            <text:p>-0.3432048732</text:p>
          </table:table-cell>
          <table:table-cell/>
          <table:table-cell table:formula="of:=[.A40]*1000" office:value-type="float" office:value="-124.249268523905" calcext:value-type="float">
            <text:p>-124.2492685239</text:p>
          </table:table-cell>
          <table:table-cell table:formula="of:=[.B40]*1000" office:value-type="float" office:value="-343.204873213339" calcext:value-type="float">
            <text:p>-343.2048732133</text:p>
          </table:table-cell>
          <table:table-cell/>
          <table:table-cell table:formula="of:=[.D40]-[.$D$44]" office:value-type="float" office:value="-0.779626053637756" calcext:value-type="float">
            <text:p>-0.7796260536</text:p>
          </table:table-cell>
          <table:table-cell table:formula="of:=[.E40]-[.$E$44]" office:value-type="float" office:value="-0.16943251509997" calcext:value-type="float">
            <text:p>-0.1694325151</text:p>
          </table:table-cell>
        </table:table-row>
        <table:table-row table:style-name="ro1">
          <table:table-cell office:value-type="float" office:value="-0.124279639166466" calcext:value-type="float">
            <text:p>-0.1242796392</text:p>
          </table:table-cell>
          <table:table-cell office:value-type="float" office:value="-0.343539622105851" calcext:value-type="float">
            <text:p>-0.3435396221</text:p>
          </table:table-cell>
          <table:table-cell/>
          <table:table-cell table:formula="of:=[.A41]*1000" office:value-type="float" office:value="-124.279639166466" calcext:value-type="float">
            <text:p>-124.2796391665</text:p>
          </table:table-cell>
          <table:table-cell table:formula="of:=[.B41]*1000" office:value-type="float" office:value="-343.539622105851" calcext:value-type="float">
            <text:p>-343.5396221059</text:p>
          </table:table-cell>
          <table:table-cell/>
          <table:table-cell table:formula="of:=[.D41]-[.$D$44]" office:value-type="float" office:value="-0.809996696199363" calcext:value-type="float">
            <text:p>-0.8099966962</text:p>
          </table:table-cell>
          <table:table-cell table:formula="of:=[.E41]-[.$E$44]" office:value-type="float" office:value="-0.504181407611327" calcext:value-type="float">
            <text:p>-0.504181407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3])" office:value-type="float" office:value="-123.469642470267" calcext:value-type="float">
            <text:p>-123.4696424703</text:p>
          </table:table-cell>
          <table:table-cell table:formula="of:=AVERAGE([.E4:.E43])" office:value-type="float" office:value="-343.035440698239" calcext:value-type="float">
            <text:p>-343.03544069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10:50.368760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6:13:16.934361100</dc:date>
    <meta:editing-duration>PT53M13S</meta:editing-duration>
    <meta:editing-cycles>11</meta:editing-cycles>
    <meta:generator>LibreOffice/5.1.6.2$Linux_X86_64 LibreOffice_project/10m0$Build-2</meta:generator>
    <meta:document-statistic meta:table-count="1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477cm" svg:y="1.474cm" svg:width="11.144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240078336444142">
                <text:p>-0.240078336444142</text:p>
                <draw:g>
                  <svg:desc>test2_base_optical_poses.G4:test2_base_optical_poses.G40</svg:desc>
                </draw:g>
              </table:table-cell>
              <table:table-cell office:value-type="float" office:value="-0.234960730385581">
                <text:p>-0.234960730385581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84852393097179">
                <text:p>-0.0584852393097179</text:p>
              </table:table-cell>
              <table:table-cell office:value-type="float" office:value="-0.0176388856901895">
                <text:p>-0.0176388856901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76218596806024">
                <text:p>-0.0176218596806024</text:p>
              </table:table-cell>
              <table:table-cell office:value-type="float" office:value="0.311238467031671">
                <text:p>0.3112384670316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55969739357553">
                <text:p>-0.255969739357553</text:p>
              </table:table-cell>
              <table:table-cell office:value-type="float" office:value="0.181288031586121">
                <text:p>0.181288031586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634111204244334">
                <text:p>-0.0634111204244334</text:p>
              </table:table-cell>
              <table:table-cell office:value-type="float" office:value="0.0441169387358968">
                <text:p>0.0441169387358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6481089202263">
                <text:p>0.136481089202263</text:p>
              </table:table-cell>
              <table:table-cell office:value-type="float" office:value="-0.135304554114043">
                <text:p>-0.135304554114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9421933528964">
                <text:p>0.359421933528964</text:p>
              </table:table-cell>
              <table:table-cell office:value-type="float" office:value="-0.278757208098625">
                <text:p>-0.278757208098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2152341422321">
                <text:p>0.482152341422321</text:p>
              </table:table-cell>
              <table:table-cell office:value-type="float" office:value="-0.445222806943548">
                <text:p>-0.4452228069435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8802002941882">
                <text:p>0.628802002941882</text:p>
              </table:table-cell>
              <table:table-cell office:value-type="float" office:value="-0.27779881979302">
                <text:p>-0.27779881979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2359148202317">
                <text:p>0.392359148202317</text:p>
              </table:table-cell>
              <table:table-cell office:value-type="float" office:value="-0.128170246480238">
                <text:p>-0.128170246480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52653083071033">
                <text:p>0.0352653083071033</text:p>
              </table:table-cell>
              <table:table-cell office:value-type="float" office:value="0.895416671767407">
                <text:p>0.895416671767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2505932254448">
                <text:p>0.302505932254448</text:p>
              </table:table-cell>
              <table:table-cell office:value-type="float" office:value="0.666021542968167">
                <text:p>0.666021542968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4882589084942">
                <text:p>0.224882589084942</text:p>
              </table:table-cell>
              <table:table-cell office:value-type="float" office:value="0.457001605660821">
                <text:p>0.457001605660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510773151252">
                <text:p>0.38510773151252</text:p>
              </table:table-cell>
              <table:table-cell office:value-type="float" office:value="0.219384134133804">
                <text:p>0.219384134133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5290577712801">
                <text:p>0.315290577712801</text:p>
              </table:table-cell>
              <table:table-cell office:value-type="float" office:value="0.00529107680279139">
                <text:p>0.00529107680279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8211771857486">
                <text:p>0.168211771857486</text:p>
              </table:table-cell>
              <table:table-cell office:value-type="float" office:value="-0.114795974699177">
                <text:p>-0.114795974699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79900657254484">
                <text:p>0.0579900657254484</text:p>
              </table:table-cell>
              <table:table-cell office:value-type="float" office:value="-0.391197520010223">
                <text:p>-0.3911975200102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661779628167665">
                <text:p>-0.0661779628167665</text:p>
              </table:table-cell>
              <table:table-cell office:value-type="float" office:value="-0.217091373221251">
                <text:p>-0.217091373221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31492054209454">
                <text:p>-0.731492054209454</text:p>
              </table:table-cell>
              <table:table-cell office:value-type="float" office:value="-0.289995463388664">
                <text:p>-0.289995463388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51557514574608">
                <text:p>-0.851557514574608</text:p>
              </table:table-cell>
              <table:table-cell office:value-type="float" office:value="-0.621498802427254">
                <text:p>-0.621498802427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58425693086667">
                <text:p>-0.458425693086667</text:p>
              </table:table-cell>
              <table:table-cell office:value-type="float" office:value="0.508925174657009">
                <text:p>0.508925174657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10961863000469">
                <text:p>-0.610961863000469</text:p>
              </table:table-cell>
              <table:table-cell office:value-type="float" office:value="0.389324270975806">
                <text:p>0.389324270975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76428877032308">
                <text:p>-0.176428877032308</text:p>
              </table:table-cell>
              <table:table-cell office:value-type="float" office:value="0.356066517727925">
                <text:p>0.356066517727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0495810560768">
                <text:p>0.0480495810560768</text:p>
              </table:table-cell>
              <table:table-cell office:value-type="float" office:value="0.39715257683622">
                <text:p>0.397152576836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0988886181762">
                <text:p>0.450988886181762</text:p>
              </table:table-cell>
              <table:table-cell office:value-type="float" office:value="0.182165150825313">
                <text:p>0.182165150825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2866244205011">
                <text:p>0.172866244205011</text:p>
              </table:table-cell>
              <table:table-cell office:value-type="float" office:value="-0.18846469756312">
                <text:p>-0.18846469756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4543741917088">
                <text:p>0.224543741917088</text:p>
              </table:table-cell>
              <table:table-cell office:value-type="float" office:value="-0.466840684564431">
                <text:p>-0.4668406845644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28630279782439">
                <text:p>-0.428630279782439</text:p>
              </table:table-cell>
              <table:table-cell office:value-type="float" office:value="-0.229310179173979">
                <text:p>-0.229310179173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482888071635074">
                <text:p>-0.482888071635074</text:p>
              </table:table-cell>
              <table:table-cell office:value-type="float" office:value="-0.655635087883184">
                <text:p>-0.655635087883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690424011925">
                <text:p>0.99690424011925</text:p>
              </table:table-cell>
              <table:table-cell office:value-type="float" office:value="0.315410928768586">
                <text:p>0.315410928768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1226583016522">
                <text:p>0.371226583016522</text:p>
              </table:table-cell>
              <table:table-cell office:value-type="float" office:value="0.270762972118348">
                <text:p>0.270762972118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64163028243163">
                <text:p>0.464163028243163</text:p>
              </table:table-cell>
              <table:table-cell office:value-type="float" office:value="-0.0669544972604399">
                <text:p>-0.0669544972604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486354129868">
                <text:p>0.12486354129868</text:p>
              </table:table-cell>
              <table:table-cell office:value-type="float" office:value="-0.111214315477639">
                <text:p>-0.1112143154776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3810583402964">
                <text:p>0.193810583402964</text:p>
              </table:table-cell>
              <table:table-cell office:value-type="float" office:value="-0.111265334628968">
                <text:p>-0.1112653346289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783729662253592">
                <text:p>-0.0783729662253592</text:p>
              </table:table-cell>
              <table:table-cell office:value-type="float" office:value="0.259223409995684">
                <text:p>0.2592234099956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25762593776469">
                <text:p>-0.425762593776469</text:p>
              </table:table-cell>
              <table:table-cell office:value-type="float" office:value="0.196941633918982">
                <text:p>0.196941633918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79626053637756">
                <text:p>-0.779626053637756</text:p>
              </table:table-cell>
              <table:table-cell office:value-type="float" office:value="-0.16943251509997">
                <text:p>-0.169432515099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